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fcbe" officeooo:paragraph-rsid="000afcbe"/>
    </style:style>
    <style:style style:name="P2" style:family="paragraph" style:parent-style-name="Standard">
      <style:text-properties fo:font-weight="bold" officeooo:rsid="000afcbe" officeooo:paragraph-rsid="000afcb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gunta 1 Prueba tuten, Como desarrollar un proyecto stack Postgres/Java8/Angular:</text:p>
      <text:p text:style-name="P1"/>
      <text:p text:style-name="P1">Para Crear un proyecto con este stack seguiria los siguentes pasos:</text:p>
      <text:p text:style-name="P1"/>
      <text:p text:style-name="P1">1. definir correcta mente la base de datos:</text:p>
      <text:p text:style-name="P1">En este punto entender, la estructura de datos que va a manejar el problema, definir correctamente las relaciones de datos entre cada una de las tablas.</text:p>
      <text:p text:style-name="P1"/>
      <text:p text:style-name="P1">2. Luego de crear la base de datos, crea las clases o modelos (daos) en java (utilizaria spring) para interpretar correctamente en calses y <text:s/>notaciones de spring, todas y cada una de las tablas contenidas en el proyecto.</text:p>
      <text:p text:style-name="P1"/>
      <text:p text:style-name="P1">3. crear los conroladores de los (daos) en spring, y con esto definir un crud, que es lo mas basico en el proyecto.</text:p>
      <text:p text:style-name="P1"/>
      <text:p text:style-name="P1">4. Despues de validar el funcionamiento del Api, se procede <text:s/>a realizar el proyecto angular estableciendo, los servicios, interfaces, y funciones para manejo de data en el navegador we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31T20:57:55.036070074</meta:creation-date>
    <dc:date>2021-05-31T21:05:12.176583407</dc:date>
    <meta:editing-duration>PT7M18S</meta:editing-duration>
    <meta:editing-cycles>1</meta:editing-cycles>
    <meta:document-statistic meta:table-count="0" meta:image-count="0" meta:object-count="0" meta:page-count="1" meta:paragraph-count="7" meta:word-count="145" meta:character-count="866" meta:non-whitespace-character-count="726"/>
    <meta:generator>LibreOffice/7.0.3.1$MacOSX_X86_64 LibreOffice_project/d7547858d014d4cf69878db179d326fc3483e082</meta:generator>
  </office:meta>
</office:document-meta>
</file>